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style:writing-mode="lr-tb"/>
    </style:style>
    <style:style style:name="P2" style:family="paragraph" style:parent-style-name="Preformatted_20_Text">
      <style:paragraph-properties fo:margin-top="0cm" fo:margin-bottom="0.499cm" style:contextual-spacing="false" style:writing-mode="lr-tb"/>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9">
      <style:paragraph-properties fo:margin-top="0cm" fo:margin-bottom="0cm" style:contextual-spacing="false"/>
    </style:style>
    <style:style style:name="P21" style:family="paragraph" style:parent-style-name="Text_20_body" style:list-style-name="L10"/>
    <style:style style:name="P22" style:family="paragraph" style:parent-style-name="Text_20_body" style:list-style-name="L10">
      <style:paragraph-properties fo:margin-top="0cm" fo:margin-bottom="0cm" style:contextual-spacing="false"/>
    </style:style>
    <style:style style:name="P23" style:family="paragraph" style:parent-style-name="Text_20_body" style:list-style-name="L11"/>
    <style:style style:name="P24" style:family="paragraph" style:parent-style-name="Text_20_body" style:list-style-name="L11">
      <style:paragraph-properties fo:margin-top="0cm" fo:margin-bottom="0cm" style:contextual-spacing="false"/>
    </style:style>
    <style:style style:name="P25" style:family="paragraph" style:parent-style-name="Text_20_body" style:list-style-name="L12"/>
    <style:style style:name="P26" style:family="paragraph" style:parent-style-name="Text_20_body" style:list-style-name="L12">
      <style:paragraph-properties fo:margin-top="0cm" fo:margin-bottom="0cm" style:contextual-spacing="false"/>
    </style:style>
    <style:style style:name="P27" style:family="paragraph" style:parent-style-name="Text_20_body" style:list-style-name="L13"/>
    <style:style style:name="P28" style:family="paragraph" style:parent-style-name="Text_20_body" style:list-style-name="L13">
      <style:paragraph-properties fo:margin-top="0cm" fo:margin-bottom="0cm" style:contextual-spacing="false"/>
    </style:style>
    <style:style style:name="P29" style:family="paragraph" style:parent-style-name="Text_20_body" style:list-style-name="L14"/>
    <style:style style:name="P30" style:family="paragraph" style:parent-style-name="Text_20_body" style:list-style-name="L14">
      <style:paragraph-properties fo:margin-top="0cm" fo:margin-bottom="0cm" style:contextual-spacing="false"/>
    </style:style>
    <style:style style:name="P31" style:family="paragraph" style:parent-style-name="Text_20_body" style:list-style-name="L15"/>
    <style:style style:name="P32" style:family="paragraph" style:parent-style-name="Text_20_body" style:list-style-name="L15">
      <style:paragraph-properties fo:margin-top="0cm" fo:margin-bottom="0cm" style:contextual-spacing="false"/>
    </style:style>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9"/>
    <style:style style:name="P36" style:family="paragraph" style:parent-style-name="Text_20_body" style:list-style-name="L19">
      <style:paragraph-properties fo:margin-top="0cm" fo:margin-bottom="0cm" style:contextual-spacing="false"/>
    </style:style>
    <style:style style:name="P37" style:family="paragraph" style:parent-style-name="Text_20_body" style:list-style-name="L20"/>
    <style:style style:name="P38" style:family="paragraph" style:parent-style-name="Text_20_body" style:list-style-name="L20">
      <style:paragraph-properties fo:margin-top="0cm" fo:margin-bottom="0cm" style:contextual-spacing="false"/>
    </style:style>
    <style:style style:name="P39" style:family="paragraph" style:parent-style-name="Text_20_body" style:list-style-name="L21"/>
    <style:style style:name="P40" style:family="paragraph" style:parent-style-name="Text_20_body" style:list-style-name="L21">
      <style:paragraph-properties fo:margin-top="0cm" fo:margin-bottom="0cm" style:contextual-spacing="false"/>
    </style:style>
    <style:style style:name="P41" style:family="paragraph" style:parent-style-name="Text_20_body" style:list-style-name="L22"/>
    <style:style style:name="P42" style:family="paragraph" style:parent-style-name="Text_20_body" style:list-style-name="L22">
      <style:paragraph-properties fo:margin-top="0cm" fo:margin-bottom="0cm" style:contextual-spacing="false"/>
    </style:style>
    <style:style style:name="P43" style:family="paragraph" style:parent-style-name="Text_20_body" style:list-style-name="L23"/>
    <style:style style:name="P44" style:family="paragraph" style:parent-style-name="Text_20_body" style:list-style-name="L23">
      <style:paragraph-properties fo:margin-top="0cm" fo:margin-bottom="0cm" style:contextual-spacing="false"/>
    </style:style>
    <style:style style:name="P45" style:family="paragraph" style:parent-style-name="Text_20_body" style:list-style-name="L24"/>
    <style:style style:name="P46" style:family="paragraph" style:parent-style-name="Text_20_body" style:list-style-name="L24">
      <style:paragraph-properties fo:margin-top="0cm" fo:margin-bottom="0cm" style:contextual-spacing="false"/>
    </style:style>
    <style:style style:name="P47" style:family="paragraph" style:parent-style-name="Text_20_body" style:list-style-name="L25"/>
    <style:style style:name="P48" style:family="paragraph" style:parent-style-name="Text_20_body" style:list-style-name="L25">
      <style:paragraph-properties fo:margin-top="0cm" fo:margin-bottom="0cm" style:contextual-spacing="false"/>
    </style:style>
    <style:style style:name="P49" style:family="paragraph" style:parent-style-name="Text_20_body" style:list-style-name="L26"/>
    <style:style style:name="P50" style:family="paragraph" style:parent-style-name="Text_20_body" style:list-style-name="L26">
      <style:paragraph-properties fo:margin-top="0cm" fo:margin-bottom="0cm" style:contextual-spacing="false"/>
    </style:style>
    <style:style style:name="P51" style:family="paragraph" style:parent-style-name="Text_20_body" style:list-style-name="L27"/>
    <style:style style:name="P52" style:family="paragraph" style:parent-style-name="Text_20_body" style:list-style-name="L27">
      <style:paragraph-properties fo:margin-top="0cm" fo:margin-bottom="0cm" style:contextual-spacing="false"/>
    </style:style>
    <style:style style:name="P53" style:family="paragraph" style:parent-style-name="Text_20_body" style:list-style-name="L28"/>
    <style:style style:name="P54" style:family="paragraph" style:parent-style-name="Text_20_body" style:list-style-name="L28">
      <style:paragraph-properties fo:margin-top="0cm" fo:margin-bottom="0cm" style:contextual-spacing="false"/>
    </style:style>
    <style:style style:name="P55" style:family="paragraph" style:parent-style-name="Text_20_body" style:list-style-name="L29"/>
    <style:style style:name="P56" style:family="paragraph" style:parent-style-name="Text_20_body" style:list-style-name="L29">
      <style:paragraph-properties fo:margin-top="0cm" fo:margin-bottom="0cm" style:contextual-spacing="false"/>
    </style:style>
    <style:style style:name="P57" style:family="paragraph" style:parent-style-name="Text_20_body" style:list-style-name="L30"/>
    <style:style style:name="P58" style:family="paragraph" style:parent-style-name="Text_20_body" style:list-style-name="L30">
      <style:paragraph-properties fo:margin-top="0cm" fo:margin-bottom="0cm" style:contextual-spacing="false"/>
    </style:style>
    <style:style style:name="P59" style:family="paragraph" style:parent-style-name="Text_20_body" style:list-style-name="L31"/>
    <style:style style:name="P60" style:family="paragraph" style:parent-style-name="Text_20_body" style:list-style-name="L31">
      <style:paragraph-properties fo:margin-top="0cm" fo:margin-bottom="0cm" style:contextual-spacing="false"/>
    </style:style>
    <style:style style:name="P61" style:family="paragraph" style:parent-style-name="Text_20_body" style:list-style-name="L32"/>
    <style:style style:name="P62" style:family="paragraph" style:parent-style-name="Text_20_body" style:list-style-name="L32">
      <style:paragraph-properties fo:margin-top="0cm" fo:margin-bottom="0cm" style:contextual-spacing="false"/>
    </style:style>
    <style:style style:name="P63" style:family="paragraph" style:parent-style-name="Text_20_body" style:list-style-name="L33"/>
    <style:style style:name="P64" style:family="paragraph" style:parent-style-name="Text_20_body" style:list-style-name="L33">
      <style:paragraph-properties fo:margin-top="0cm" fo:margin-bottom="0cm" style:contextual-spacing="false"/>
    </style:style>
    <style:style style:name="P65" style:family="paragraph" style:parent-style-name="Text_20_body" style:list-style-name="L34"/>
    <style:style style:name="P66" style:family="paragraph" style:parent-style-name="Text_20_body" style:list-style-name="L34">
      <style:paragraph-properties fo:margin-top="0cm" fo:margin-bottom="0cm" style:contextual-spacing="false"/>
    </style:style>
    <style:style style:name="P67" style:family="paragraph" style:parent-style-name="Text_20_body" style:list-style-name="L35"/>
    <style:style style:name="P68" style:family="paragraph" style:parent-style-name="Text_20_body" style:list-style-name="L35">
      <style:paragraph-properties fo:margin-top="0cm" fo:margin-bottom="0cm" style:contextual-spacing="false"/>
    </style:style>
    <style:style style:name="P69" style:family="paragraph" style:parent-style-name="Text_20_body" style:list-style-name="L36"/>
    <style:style style:name="P70" style:family="paragraph" style:parent-style-name="Text_20_body" style:list-style-name="L36">
      <style:paragraph-properties fo:margin-top="0cm" fo:margin-bottom="0cm" style:contextual-spacing="false"/>
    </style:style>
    <style:style style:name="P71" style:family="paragraph" style:parent-style-name="Text_20_body" style:list-style-name="L37"/>
    <style:style style:name="P72" style:family="paragraph" style:parent-style-name="Text_20_body" style:list-style-name="L37">
      <style:paragraph-properties fo:margin-top="0cm" fo:margin-bottom="0cm" style:contextual-spacing="false"/>
    </style:style>
    <style:style style:name="P73" style:family="paragraph" style:parent-style-name="Text_20_body" style:list-style-name="L38"/>
    <style:style style:name="P74" style:family="paragraph" style:parent-style-name="Text_20_body" style:list-style-name="L38">
      <style:paragraph-properties fo:margin-top="0cm" fo:margin-bottom="0cm" style:contextual-spacing="false"/>
    </style:style>
    <style:style style:name="P75" style:family="paragraph" style:parent-style-name="Text_20_body" style:list-style-name="L39"/>
    <style:style style:name="P76" style:family="paragraph" style:parent-style-name="Text_20_body" style:list-style-name="L39">
      <style:paragraph-properties fo:margin-top="0cm" fo:margin-bottom="0cm" style:contextual-spacing="false"/>
    </style:style>
    <style:style style:name="P77" style:family="paragraph" style:parent-style-name="Text_20_body" style:list-style-name="L40"/>
    <style:style style:name="P78" style:family="paragraph" style:parent-style-name="Text_20_body" style:list-style-name="L40">
      <style:paragraph-properties fo:margin-top="0cm" fo:margin-bottom="0cm" style:contextual-spacing="false"/>
    </style:style>
    <style:style style:name="P79" style:family="paragraph" style:parent-style-name="Text_20_body" style:list-style-name="L41"/>
    <style:style style:name="P80" style:family="paragraph" style:parent-style-name="Text_20_body" style:list-style-name="L41">
      <style:paragraph-properties fo:margin-top="0cm" fo:margin-bottom="0cm" style:contextual-spacing="false"/>
    </style:style>
    <style:style style:name="P81" style:family="paragraph" style:parent-style-name="Text_20_body" style:list-style-name="L42"/>
    <style:style style:name="P82" style:family="paragraph" style:parent-style-name="Text_20_body" style:list-style-name="L42">
      <style:paragraph-properties fo:margin-top="0cm" fo:margin-bottom="0cm" style:contextual-spacing="false"/>
    </style:style>
    <style:style style:name="P83" style:family="paragraph" style:parent-style-name="Text_20_body" style:list-style-name="L43"/>
    <style:style style:name="P84" style:family="paragraph" style:parent-style-name="Text_20_body" style:list-style-name="L43">
      <style:paragraph-properties fo:margin-top="0cm" fo:margin-bottom="0cm" style:contextual-spacing="false"/>
    </style:style>
    <style:style style:name="P85" style:family="paragraph" style:parent-style-name="Text_20_body" style:list-style-name="L44"/>
    <style:style style:name="P86" style:family="paragraph" style:parent-style-name="Text_20_body" style:list-style-name="L44">
      <style:paragraph-properties fo:margin-top="0cm" fo:margin-bottom="0cm" style:contextual-spacing="false"/>
    </style:style>
    <style:style style:name="P87" style:family="paragraph" style:parent-style-name="Text_20_body" style:list-style-name="L45"/>
    <style:style style:name="P88" style:family="paragraph" style:parent-style-name="Text_20_body" style:list-style-name="L45">
      <style:paragraph-properties fo:margin-top="0cm" fo:margin-bottom="0cm" style:contextual-spacing="false"/>
    </style:style>
    <style:style style:name="T1" style:family="text">
      <style:text-properties officeooo:rsid="0011cdb4"/>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linic Management System Specification Document</text:h>
      <text:h text:style-name="Heading_20_3" text:outline-level="3">1. Introduction</text:h>
      <text:p text:style-name="Text_20_body">The Clinic Management System (CMS) is designed to digitize and streamline various administrative and medical processes within clinics. The system will manage patient files, medicine delivery for elderly patients, appointment scheduling, queue management, medicine inventory, and location tracking to find the nearest clinic. The goal is to enhance efficiency, reduce paperwork, and provide better service to patients.</text:p>
      <text:h text:style-name="Heading_20_3" text:outline-level="3">2. System Overview</text:h>
      <text:h text:style-name="Heading_20_4" text:outline-level="4">2.1. Objectives</text:h>
      <text:list xml:id="list413891927" text:style-name="L1">
        <text:list-item>
          <text:p text:style-name="P4">Digitize patient records and streamline patient management.</text:p>
        </text:list-item>
        <text:list-item>
          <text:p text:style-name="P4">Facilitate appointment scheduling and queue management.</text:p>
        </text:list-item>
        <text:list-item>
          <text:p text:style-name="P4">Manage and track medicine inventory.</text:p>
        </text:list-item>
        <text:list-item>
          <text:p text:style-name="P4">Provide delivery services for elderly patients.</text:p>
        </text:list-item>
        <text:list-item>
          <text:p text:style-name="P3">Enable location tracking to find the nearest clinic.</text:p>
        </text:list-item>
      </text:list>
      <text:h text:style-name="Heading_20_4" text:outline-level="4">2.2. Scope</text:h>
      <text:p text:style-name="Text_20_body">The CMS will cover the following functionalities:</text:p>
      <text:list xml:id="list3895810140" text:style-name="L2">
        <text:list-item>
          <text:p text:style-name="P7">Patient Management</text:p>
        </text:list-item>
        <text:list-item>
          <text:p text:style-name="P7">Appointment Scheduling</text:p>
        </text:list-item>
        <text:list-item>
          <text:p text:style-name="P7">Queue Management</text:p>
        </text:list-item>
        <text:list-item>
          <text:p text:style-name="P7">Medicine Inventory Management</text:p>
        </text:list-item>
        <text:list-item>
          <text:p text:style-name="P7">Medicine Delivery Management</text:p>
        </text:list-item>
        <text:list-item>
          <text:p text:style-name="P6">Location Tracking</text:p>
        </text:list-item>
      </text:list>
      <text:h text:style-name="Heading_20_3" text:outline-level="3">3. Use Cases</text:h>
      <text:h text:style-name="Heading_20_4" text:outline-level="4">3.1. Patient Management</text:h>
      <text:list xml:id="list1286751580" text:style-name="L3">
        <text:list-item>
          <text:p text:style-name="P9"><text:span text:style-name="Strong_20_Emphasis">Create Patient File</text:span>: Clinic staff can create and update patient records, including personal details, medical history, and treatment plans.</text:p>
        </text:list-item>
        <text:list-item>
          <text:p text:style-name="P8"><text:span text:style-name="Strong_20_Emphasis">View Patient File</text:span>: Authorized staff can access patient files for consultations and treatments.</text:p>
        </text:list-item>
      </text:list>
      <text:h text:style-name="Heading_20_4" text:outline-level="4">3.2. Appointment Scheduling</text:h>
      <text:list xml:id="list2006750236" text:style-name="L4">
        <text:list-item>
          <text:p text:style-name="P11"><text:span text:style-name="Strong_20_Emphasis">Book Appointment</text:span>: Patients can book appointments online or via the clinic's reception.</text:p>
        </text:list-item>
        <text:list-item>
          <text:p text:style-name="P11"><text:span text:style-name="Strong_20_Emphasis">View Appointments</text:span>: Patients and staff can view scheduled appointments.</text:p>
        </text:list-item>
        <text:list-item>
          <text:p text:style-name="P10"><text:span text:style-name="Strong_20_Emphasis">Cancel Appointment</text:span>: Patients or staff can cancel appointments if needed.</text:p>
        </text:list-item>
      </text:list>
      <text:h text:style-name="Heading_20_4" text:outline-level="4">3.3. Queue Management</text:h>
      <text:list xml:id="list2673350253" text:style-name="L5">
        <text:list-item>
          <text:p text:style-name="P13"><text:span text:style-name="Strong_20_Emphasis">Add to Queue</text:span>: Patients are added to the queue upon arrival.</text:p>
        </text:list-item>
        <text:list-item>
          <text:p text:style-name="P12"><text:span text:style-name="Strong_20_Emphasis">View Queue</text:span>: Staff can view the current queue status and estimated waiting times.</text:p>
        </text:list-item>
      </text:list>
      <text:h text:style-name="Heading_20_4" text:outline-level="4"><text:soft-page-break/>3.4. Medicine Inventory Management</text:h>
      <text:list xml:id="list1382195104" text:style-name="L6">
        <text:list-item>
          <text:p text:style-name="P15"><text:span text:style-name="Strong_20_Emphasis">Add Medicine</text:span>: Staff can add new medicines to the inventory.</text:p>
        </text:list-item>
        <text:list-item>
          <text:p text:style-name="P15"><text:span text:style-name="Strong_20_Emphasis">Update Medicine</text:span>: Staff can update existing medicine details.</text:p>
        </text:list-item>
        <text:list-item>
          <text:p text:style-name="P14"><text:span text:style-name="Strong_20_Emphasis">View Medicine Inventory</text:span>: Staff can check the availability of medicines.</text:p>
        </text:list-item>
      </text:list>
      <text:h text:style-name="Heading_20_4" text:outline-level="4">3.5. Medicine Delivery Management</text:h>
      <text:list xml:id="list389620328" text:style-name="L7">
        <text:list-item>
          <text:p text:style-name="P17"><text:span text:style-name="Strong_20_Emphasis">Schedule Delivery</text:span>: Staff can schedule medicine deliveries for elderly patients.</text:p>
        </text:list-item>
        <text:list-item>
          <text:p text:style-name="P16"><text:span text:style-name="Strong_20_Emphasis">Track Delivery</text:span>: Staff and patients can track the status of scheduled deliveries.</text:p>
        </text:list-item>
      </text:list>
      <text:h text:style-name="Heading_20_4" text:outline-level="4">3.6. Location Tracking</text:h>
      <text:list xml:id="list793662580" text:style-name="L8">
        <text:list-item>
          <text:p text:style-name="P18"><text:span text:style-name="Strong_20_Emphasis">Find Nearest Clinic</text:span>: Users can find the nearest clinic based on their current location.</text:p>
        </text:list-item>
      </text:list>
      <text:h text:style-name="Heading_20_3" text:outline-level="3">4. Class Diagram</text:h>
      <text:p text:style-name="Preformatted_20_Text">plaintext</text:p>
      <text:p text:style-name="Preformatted_20_Text">Copy code</text:p>
      <text:p text:style-name="P1"><text:span text:style-name="Source_20_Text">+-----------------+</text:span></text:p>
      <text:p text:style-name="P1"><text:span text:style-name="Source_20_Text">| <text:s/>Patient <text:s text:c="7"/>|</text:span></text:p>
      <text:p text:style-name="P1"><text:span text:style-name="Source_20_Text">+-----------------+</text:span></text:p>
      <text:p text:style-name="P1"><text:span text:style-name="Source_20_Text">| -patientID <text:s text:c="5"/>|</text:span></text:p>
      <text:p text:style-name="P1"><text:span text:style-name="Source_20_Text">| -name <text:s text:c="10"/>|</text:span></text:p>
      <text:p text:style-name="P1"><text:span text:style-name="Source_20_Text">| -age <text:s text:c="11"/>|</text:span></text:p>
      <text:p text:style-name="P1"><text:span text:style-name="Source_20_Text">| -gender <text:s text:c="8"/>|</text:span></text:p>
      <text:p text:style-name="P1"><text:span text:style-name="Source_20_Text">| -address <text:s text:c="7"/>|</text:span></text:p>
      <text:p text:style-name="P1"><text:span text:style-name="Source_20_Text">| -contactInfo <text:s text:c="3"/>|</text:span></text:p>
      <text:p text:style-name="P1"><text:span text:style-name="Source_20_Text">| -medicalHistory |</text:span></text:p>
      <text:p text:style-name="P1"><text:span text:style-name="Source_20_Text">+-----------------+</text:span></text:p>
      <text:p text:style-name="P1"><text:span text:style-name="Source_20_Text">| +createPatient()|</text:span></text:p>
      <text:p text:style-name="P1"><text:span text:style-name="Source_20_Text">| +updatePatient()|</text:span></text:p>
      <text:p text:style-name="P1"><text:span text:style-name="Source_20_Text">| +viewPatient() <text:s/>|</text:span></text:p>
      <text:p text:style-name="P1"><text:span text:style-name="Source_20_Text">+-----------------+</text:span></text:p>
      <text:p text:style-name="P1"/>
      <text:p text:style-name="P1"><text:span text:style-name="Source_20_Text">+------------------+</text:span></text:p>
      <text:p text:style-name="P1"><text:span text:style-name="Source_20_Text">| <text:s/>Appointment <text:s text:c="4"/>|</text:span></text:p>
      <text:p text:style-name="P1"><text:span text:style-name="Source_20_Text">+------------------+</text:span></text:p>
      <text:p text:style-name="P1"><text:span text:style-name="Source_20_Text">| -appointmentID <text:s text:c="2"/>|</text:span></text:p>
      <text:p text:style-name="P1"><text:span text:style-name="Source_20_Text">| -patientID <text:s text:c="6"/>|</text:span></text:p>
      <text:p text:style-name="P1"><text:span text:style-name="Source_20_Text">| -doctorID <text:s text:c="7"/>|</text:span></text:p>
      <text:p text:style-name="P1"><text:span text:style-name="Source_20_Text">| -appointmentDate |</text:span></text:p>
      <text:p text:style-name="P1"><text:span text:style-name="Source_20_Text">| -appointmentTime |</text:span></text:p>
      <text:p text:style-name="P1"><text:span text:style-name="Source_20_Text">| -status <text:s text:c="9"/>|</text:span></text:p>
      <text:p text:style-name="P1"><text:span text:style-name="Source_20_Text">+------------------+</text:span></text:p>
      <text:p text:style-name="P1"><text:span text:style-name="Source_20_Text">| +bookAppointment()|</text:span></text:p>
      <text:p text:style-name="P1"><text:span text:style-name="Source_20_Text">| +viewAppointments()|</text:span></text:p>
      <text:p text:style-name="P1"><text:span text:style-name="Source_20_Text">| +cancelAppointment()|</text:span></text:p>
      <text:p text:style-name="P1"><text:span text:style-name="Source_20_Text">+------------------+</text:span></text:p>
      <text:p text:style-name="P1"/>
      <text:p text:style-name="P1"><text:span text:style-name="Source_20_Text">+-------------+</text:span></text:p>
      <text:p text:style-name="P1"><text:span text:style-name="Source_20_Text">| <text:s/>Queue <text:s text:c="5"/>|</text:span></text:p>
      <text:p text:style-name="P1"><text:span text:style-name="Source_20_Text">+-------------+</text:span></text:p>
      <text:p text:style-name="P1"><text:span text:style-name="Source_20_Text">| -queueID <text:s text:c="3"/>|</text:span></text:p>
      <text:p text:style-name="P1"><text:span text:style-name="Source_20_Text">| -patientID <text:s/>|</text:span></text:p>
      <text:p text:style-name="P1"><text:span text:style-name="Source_20_Text">| -arrivalTime|</text:span></text:p>
      <text:p text:style-name="P1"><text:span text:style-name="Source_20_Text">| -status <text:s text:c="4"/>|</text:span></text:p>
      <text:p text:style-name="P1"><text:span text:style-name="Source_20_Text">+-------------+</text:span></text:p>
      <text:p text:style-name="P1"><text:span text:style-name="Source_20_Text">| +addToQueue()|</text:span></text:p>
      <text:p text:style-name="P1"><text:span text:style-name="Source_20_Text">| +viewQueue() |</text:span></text:p>
      <text:p text:style-name="P1"><text:span text:style-name="Source_20_Text">+-------------+</text:span></text:p>
      <text:p text:style-name="P1"/>
      <text:p text:style-name="P1"><text:soft-page-break/><text:span text:style-name="Source_20_Text">+----------------+</text:span></text:p>
      <text:p text:style-name="P1"><text:span text:style-name="Source_20_Text">| <text:s/>Medicine <text:s text:c="5"/>|</text:span></text:p>
      <text:p text:style-name="P1"><text:span text:style-name="Source_20_Text">+----------------+</text:span></text:p>
      <text:p text:style-name="P1"><text:span text:style-name="Source_20_Text">| -medicineID <text:s text:c="3"/>|</text:span></text:p>
      <text:p text:style-name="P1"><text:span text:style-name="Source_20_Text">| -name <text:s text:c="9"/>|</text:span></text:p>
      <text:p text:style-name="P1"><text:span text:style-name="Source_20_Text">| -quantity <text:s text:c="5"/>|</text:span></text:p>
      <text:p text:style-name="P1"><text:span text:style-name="Source_20_Text">| -expiryDate <text:s text:c="3"/>|</text:span></text:p>
      <text:p text:style-name="P1"><text:span text:style-name="Source_20_Text">| -price <text:s text:c="8"/>|</text:span></text:p>
      <text:p text:style-name="P1"><text:span text:style-name="Source_20_Text">+----------------+</text:span></text:p>
      <text:p text:style-name="P1"><text:span text:style-name="Source_20_Text">| +addMedicine() <text:s/>|</text:span></text:p>
      <text:p text:style-name="P1"><text:span text:style-name="Source_20_Text">| +updateMedicine()|</text:span></text:p>
      <text:p text:style-name="P1"><text:span text:style-name="Source_20_Text">| +viewMedicine() |</text:span></text:p>
      <text:p text:style-name="P1"><text:span text:style-name="Source_20_Text">+----------------+</text:span></text:p>
      <text:p text:style-name="P1"/>
      <text:p text:style-name="P1"><text:span text:style-name="Source_20_Text">+----------------+</text:span></text:p>
      <text:p text:style-name="P1"><text:span text:style-name="Source_20_Text">| <text:s/>Delivery <text:s text:c="5"/>|</text:span></text:p>
      <text:p text:style-name="P1"><text:span text:style-name="Source_20_Text">+----------------+</text:span></text:p>
      <text:p text:style-name="P1"><text:span text:style-name="Source_20_Text">| -deliveryID <text:s text:c="3"/>|</text:span></text:p>
      <text:p text:style-name="P1"><text:span text:style-name="Source_20_Text">| -medicineID <text:s text:c="3"/>|</text:span></text:p>
      <text:p text:style-name="P1"><text:span text:style-name="Source_20_Text">| -patientID <text:s text:c="4"/>|</text:span></text:p>
      <text:p text:style-name="P1"><text:span text:style-name="Source_20_Text">| -deliveryDate <text:s/>|</text:span></text:p>
      <text:p text:style-name="P1"><text:span text:style-name="Source_20_Text">| -deliveryStatus|</text:span></text:p>
      <text:p text:style-name="P1"><text:span text:style-name="Source_20_Text">+----------------+</text:span></text:p>
      <text:p text:style-name="P1"><text:span text:style-name="Source_20_Text">| +scheduleDelivery()|</text:span></text:p>
      <text:p text:style-name="P1"><text:span text:style-name="Source_20_Text">| +trackDelivery() <text:s text:c="2"/>|</text:span></text:p>
      <text:p text:style-name="P1"><text:span text:style-name="Source_20_Text">+----------------+</text:span></text:p>
      <text:p text:style-name="P1"/>
      <text:p text:style-name="P1"><text:span text:style-name="Source_20_Text">+----------------+</text:span></text:p>
      <text:p text:style-name="P1"><text:span text:style-name="Source_20_Text">| <text:s/>Location <text:s text:c="5"/>|</text:span></text:p>
      <text:p text:style-name="P1"><text:span text:style-name="Source_20_Text">+----------------+</text:span></text:p>
      <text:p text:style-name="P1"><text:span text:style-name="Source_20_Text">| -locationID <text:s text:c="3"/>|</text:span></text:p>
      <text:p text:style-name="P1"><text:span text:style-name="Source_20_Text">| -clinicName <text:s text:c="3"/>|</text:span></text:p>
      <text:p text:style-name="P1"><text:span text:style-name="Source_20_Text">| -address <text:s text:c="6"/>|</text:span></text:p>
      <text:p text:style-name="P1"><text:span text:style-name="Source_20_Text">| -contactInfo <text:s text:c="2"/>|</text:span></text:p>
      <text:p text:style-name="P1"><text:span text:style-name="Source_20_Text">+----------------+</text:span></text:p>
      <text:p text:style-name="P1"><text:span text:style-name="Source_20_Text">| +findNearestClinic()|</text:span></text:p>
      <text:p text:style-name="P2"><text:span text:style-name="Source_20_Text">+----------------+</text:span></text:p>
      <text:h text:style-name="Heading_20_3" text:outline-level="3">5. Database Design</text:h>
      <text:h text:style-name="Heading_20_4" text:outline-level="4">5.1. Tables</text:h>
      <text:h text:style-name="Heading_20_5" text:outline-level="5">5.1.1. Patient Table</text:h>
      <text:list xml:id="list468548977" text:style-name="L9">
        <text:list-item>
          <text:p text:style-name="P20">patientID (Primary Key)</text:p>
        </text:list-item>
        <text:list-item>
          <text:p text:style-name="P20">name</text:p>
        </text:list-item>
        <text:list-item>
          <text:p text:style-name="P20">age</text:p>
        </text:list-item>
        <text:list-item>
          <text:p text:style-name="P20">gender</text:p>
        </text:list-item>
        <text:list-item>
          <text:p text:style-name="P20">address</text:p>
        </text:list-item>
        <text:list-item>
          <text:p text:style-name="P20">contactInfo</text:p>
        </text:list-item>
        <text:list-item>
          <text:p text:style-name="P19">medicalHistory</text:p>
        </text:list-item>
      </text:list>
      <text:h text:style-name="Heading_20_5" text:outline-level="5">5.1.2. Appointment Table</text:h>
      <text:list xml:id="list3851045291" text:style-name="L10">
        <text:list-item>
          <text:p text:style-name="P22">appointmentID (Primary Key)</text:p>
        </text:list-item>
        <text:list-item>
          <text:p text:style-name="P22">patientID (Foreign Key)</text:p>
        </text:list-item>
        <text:list-item>
          <text:p text:style-name="P22">doctorID (Foreign Key)</text:p>
        </text:list-item>
        <text:list-item>
          <text:p text:style-name="P22">appointmentDate</text:p>
        </text:list-item>
        <text:list-item>
          <text:p text:style-name="P22">appointmentTime</text:p>
        </text:list-item>
        <text:list-item>
          <text:p text:style-name="P21"><text:soft-page-break/>status</text:p>
        </text:list-item>
      </text:list>
      <text:h text:style-name="Heading_20_5" text:outline-level="5">5.1.3. Queue Table</text:h>
      <text:list xml:id="list1103162471" text:style-name="L11">
        <text:list-item>
          <text:p text:style-name="P24">queueID (Primary Key)</text:p>
        </text:list-item>
        <text:list-item>
          <text:p text:style-name="P24">patientID (Foreign Key)</text:p>
        </text:list-item>
        <text:list-item>
          <text:p text:style-name="P24">arrivalTime</text:p>
        </text:list-item>
        <text:list-item>
          <text:p text:style-name="P23">status</text:p>
        </text:list-item>
      </text:list>
      <text:h text:style-name="Heading_20_5" text:outline-level="5">5.1.4. Medicine Table</text:h>
      <text:list xml:id="list118815408" text:style-name="L12">
        <text:list-item>
          <text:p text:style-name="P26">medicineID (Primary Key)</text:p>
        </text:list-item>
        <text:list-item>
          <text:p text:style-name="P26">name</text:p>
        </text:list-item>
        <text:list-item>
          <text:p text:style-name="P26">quantity</text:p>
        </text:list-item>
        <text:list-item>
          <text:p text:style-name="P26">expiryDate</text:p>
        </text:list-item>
        <text:list-item>
          <text:p text:style-name="P25">price</text:p>
        </text:list-item>
      </text:list>
      <text:h text:style-name="Heading_20_5" text:outline-level="5">5.1.5. Delivery Table</text:h>
      <text:list xml:id="list927043203" text:style-name="L13">
        <text:list-item>
          <text:p text:style-name="P28">deliveryID (Primary Key)</text:p>
        </text:list-item>
        <text:list-item>
          <text:p text:style-name="P28">medicineID (Foreign Key)</text:p>
        </text:list-item>
        <text:list-item>
          <text:p text:style-name="P28">patientID (Foreign Key)</text:p>
        </text:list-item>
        <text:list-item>
          <text:p text:style-name="P28">deliveryDate</text:p>
        </text:list-item>
        <text:list-item>
          <text:p text:style-name="P27">deliveryStatus</text:p>
        </text:list-item>
      </text:list>
      <text:h text:style-name="Heading_20_5" text:outline-level="5">5.1.6. Location Table</text:h>
      <text:list xml:id="list85034732" text:style-name="L14">
        <text:list-item>
          <text:p text:style-name="P30">locationID (Primary Key)</text:p>
        </text:list-item>
        <text:list-item>
          <text:p text:style-name="P30">clinicName</text:p>
        </text:list-item>
        <text:list-item>
          <text:p text:style-name="P30">address</text:p>
        </text:list-item>
        <text:list-item>
          <text:p text:style-name="P29">contactInfo</text:p>
        </text:list-item>
      </text:list>
      <text:h text:style-name="Heading_20_3" text:outline-level="3">6. System Architecture</text:h>
      <text:p text:style-name="Text_20_body">The Clinic Management System will be designed using a multi-tier architecture that ensures scalability, maintainability, and security. The architecture will include the following layers:</text:p>
      <text:h text:style-name="Heading_20_4" text:outline-level="4">6.1. Presentation Layer</text:h>
      <text:list xml:id="list3792695274" text:style-name="L37">
        <text:list-item>
          <text:p text:style-name="P72"><text:span text:style-name="Strong_20_Emphasis">Web Application</text:span>: A responsive web application for clinic staff and patients to interact with the system.</text:p>
        </text:list-item>
        <text:list-item>
          <text:p text:style-name="P72"><text:span text:style-name="Strong_20_Emphasis">Mobile Application</text:span>: A mobile app for both Android and iOS to provide patients with easy access to their health records, appointments, and other functionalities.</text:p>
        </text:list-item>
        <text:list-item>
          <text:p text:style-name="P71"><text:span text:style-name="Strong_20_Emphasis">Telemedicine Module</text:span>: Integration of video conferencing tools for virtual consultations within the web and mobile applications.</text:p>
        </text:list-item>
      </text:list>
      <text:h text:style-name="Heading_20_4" text:outline-level="4">6.2. Business Logic Layer</text:h>
      <text:list xml:id="list1435750913" text:style-name="L38">
        <text:list-item>
          <text:p text:style-name="P74"><text:span text:style-name="Strong_20_Emphasis">Patient Management Module</text:span>: Handles patient records, including creation, updates, and retrieval.</text:p>
        </text:list-item>
        <text:list-item>
          <text:p text:style-name="P74"><text:span text:style-name="Strong_20_Emphasis">Appointment Scheduling Module</text:span>: Manages appointment bookings, cancellations, and reminders.</text:p>
        </text:list-item>
        <text:list-item>
          <text:p text:style-name="P74"><text:soft-page-break/><text:span text:style-name="Strong_20_Emphasis">Queue Management Module</text:span>: Manages patient queues, providing real-time updates on waiting times.</text:p>
        </text:list-item>
        <text:list-item>
          <text:p text:style-name="P74"><text:span text:style-name="Strong_20_Emphasis">Medicine Inventory Management Module</text:span>: Manages medicine stock, updates, and availability checks.</text:p>
        </text:list-item>
        <text:list-item>
          <text:p text:style-name="P74"><text:span text:style-name="Strong_20_Emphasis">Medicine Delivery Management Module</text:span>: Schedules and tracks medicine deliveries, especially for elderly patients.</text:p>
        </text:list-item>
        <text:list-item>
          <text:p text:style-name="P74"><text:span text:style-name="Strong_20_Emphasis">Location Tracking Module</text:span>: Uses geolocation services to find the nearest clinic.</text:p>
        </text:list-item>
        <text:list-item>
          <text:p text:style-name="P74"><text:span text:style-name="Strong_20_Emphasis">Telemedicine Module</text:span>: Manages virtual consultations, including scheduling, conducting, and recording.</text:p>
        </text:list-item>
        <text:list-item>
          <text:p text:style-name="P74"><text:span text:style-name="Strong_20_Emphasis">Electronic Prescription Module</text:span>: Manages issuing and sending electronic prescriptions to pharmacies.</text:p>
        </text:list-item>
        <text:list-item>
          <text:p text:style-name="P74"><text:span text:style-name="Strong_20_Emphasis">Health Analytics Module</text:span>: Analyzes patient health data to generate reports and personalized health tips.</text:p>
        </text:list-item>
        <text:list-item>
          <text:p text:style-name="P74"><text:span text:style-name="Strong_20_Emphasis">Automated Reminders Module</text:span>: Sends automated reminders for appointments, medication refills, and follow-ups.</text:p>
        </text:list-item>
        <text:list-item>
          <text:p text:style-name="P74"><text:span text:style-name="Strong_20_Emphasis">Feedback System Module</text:span>: Collects and analyzes patient feedback to improve services.</text:p>
        </text:list-item>
        <text:list-item>
          <text:p text:style-name="P74"><text:span text:style-name="Strong_20_Emphasis">Emergency Alerts Module</text:span>: Handles emergency alerts and notifications.</text:p>
        </text:list-item>
        <text:list-item>
          <text:p text:style-name="P73"><text:span text:style-name="Strong_20_Emphasis">Wearable Device Integration Module</text:span>: Syncs data from wearable health devices to monitor patient vitals.</text:p>
        </text:list-item>
      </text:list>
      <text:h text:style-name="Heading_20_4" text:outline-level="4">6.3. Data Access Layer</text:h>
      <text:list xml:id="list1062714133" text:style-name="L39">
        <text:list-item>
          <text:p text:style-name="P76"><text:span text:style-name="Strong_20_Emphasis">Data Access Objects (DAOs)</text:span>: Encapsulate all access to the data source, providing a clear separation between the business logic and data access code.</text:p>
        </text:list-item>
        <text:list-item>
          <text:p text:style-name="P75"><text:span text:style-name="Strong_20_Emphasis">ORM (Object-Relational Mapping)</text:span>: Use an ORM framework such as Hibernate to map objects to database tables and simplify database interactions.</text:p>
        </text:list-item>
      </text:list>
      <text:h text:style-name="Heading_20_4" text:outline-level="4">6.4. Database Layer</text:h>
      <text:list xml:id="list3301514141" text:style-name="L40">
        <text:list-item>
          <text:p text:style-name="P78"><text:span text:style-name="Strong_20_Emphasis">Relational Database Management System (RDBMS)</text:span>: A robust RDBMS such as MySQL or PostgreSQL for storing structured data.</text:p>
        </text:list-item>
        <text:list-item>
          <text:p text:style-name="P77"><text:span text:style-name="Strong_20_Emphasis">Database Clustering and Replication</text:span>: Ensure high availability and disaster recovery by using database clustering and replication techniques.</text:p>
        </text:list-item>
      </text:list>
      <text:h text:style-name="Heading_20_4" text:outline-level="4">6.5. Integration Layer</text:h>
      <text:list xml:id="list2804250980" text:style-name="L41">
        <text:list-item>
          <text:p text:style-name="P80"><text:span text:style-name="Strong_20_Emphasis">API Gateway</text:span>: Manages all API requests from clients to the backend services, ensuring security and scalability.</text:p>
        </text:list-item>
        <text:list-item>
          <text:p text:style-name="P80"><text:span text:style-name="Strong_20_Emphasis">RESTful APIs</text:span>: Expose functionalities through RESTful APIs for easy integration with third-party systems and services.</text:p>
        </text:list-item>
        <text:list-item>
          <text:p text:style-name="P79"><text:span text:style-name="Strong_20_Emphasis">Microservices Architecture</text:span>: Implement core functionalities as independent microservices to ensure modularity, scalability, and ease of maintenance.</text:p>
        </text:list-item>
      </text:list>
      <text:h text:style-name="Heading_20_4" text:outline-level="4">6.6. Security Layer</text:h>
      <text:list xml:id="list302248911" text:style-name="L42">
        <text:list-item>
          <text:p text:style-name="P82"><text:span text:style-name="Strong_20_Emphasis">Authentication and Authorization</text:span>: Use OAuth 2.0 and JWT for secure authentication and authorization of users.</text:p>
        </text:list-item>
        <text:list-item>
          <text:p text:style-name="P82"><text:span text:style-name="Strong_20_Emphasis">Data Encryption</text:span>: Encrypt sensitive data both at rest and in transit using strong encryption algorithms.</text:p>
        </text:list-item>
        <text:list-item>
          <text:p text:style-name="P82"><text:soft-page-break/><text:span text:style-name="Strong_20_Emphasis">Role-Based Access Control (RBAC)</text:span>: Implement RBAC to control access to different parts of the system based on user roles.</text:p>
        </text:list-item>
        <text:list-item>
          <text:p text:style-name="P81"><text:span text:style-name="Strong_20_Emphasis">Regular Security Audits</text:span>: Conduct regular security audits and vulnerability assessments to identify and mitigate security risks.</text:p>
        </text:list-item>
      </text:list>
      <text:h text:style-name="Heading_20_4" text:outline-level="4">6.7. Monitoring and Logging Layer</text:h>
      <text:list xml:id="list3839248371" text:style-name="L43">
        <text:list-item>
          <text:p text:style-name="P84"><text:span text:style-name="Strong_20_Emphasis">Application Performance Monitoring (APM)</text:span>: Use APM tools like New Relic or Datadog to monitor the performance of the application.</text:p>
        </text:list-item>
        <text:list-item>
          <text:p text:style-name="P84"><text:span text:style-name="Strong_20_Emphasis">Centralized Logging</text:span>: Use a centralized logging system like ELK Stack (Elasticsearch, Logstash, Kibana) to collect, analyze, and visualize logs.</text:p>
        </text:list-item>
        <text:list-item>
          <text:p text:style-name="P83"><text:span text:style-name="Strong_20_Emphasis">Alerting and Notification</text:span>: Implement alerting mechanisms to notify administrators of any critical issues or performance bottlenecks.</text:p>
        </text:list-item>
      </text:list>
      <text:h text:style-name="Heading_20_4" text:outline-level="4">6.8. Deployment Layer</text:h>
      <text:list xml:id="list3328144164" text:style-name="L44">
        <text:list-item>
          <text:p text:style-name="P86"><text:span text:style-name="Strong_20_Emphasis">Containerization</text:span>: Use Docker to containerize the application components, ensuring consistency across different environments.</text:p>
        </text:list-item>
        <text:list-item>
          <text:p text:style-name="P86"><text:span text:style-name="Strong_20_Emphasis">Container Orchestration</text:span>: Use Kubernetes to manage the deployment, scaling, and operation of containerized applications.</text:p>
        </text:list-item>
        <text:list-item>
          <text:p text:style-name="P86"><text:span text:style-name="Strong_20_Emphasis">Continuous Integration/Continuous Deployment (CI/CD)</text:span>: Implement CI/CD pipelines using tools like Jenkins or GitLab CI to automate the build, test, and deployment processes.</text:p>
        </text:list-item>
        <text:list-item>
          <text:p text:style-name="P86"><text:span text:style-name="Strong_20_Emphasis">Cloud Deployment</text:span>: Deploy the system on a cloud platform like AWS, Azure, or Google Cloud for scalability and reliability.</text:p>
        </text:list-item>
        <text:list-item>
          <text:p text:style-name="P85"><text:span text:style-name="Strong_20_Emphasis">Load Balancing</text:span>: Use load balancers to distribute incoming traffic across multiple servers, ensuring high availability and performance.</text:p>
        </text:list-item>
      </text:list>
      <text:h text:style-name="Heading_20_4" text:outline-level="4">6.9. Backup and Recovery Layer</text:h>
      <text:list xml:id="list694134787" text:style-name="L45">
        <text:list-item>
          <text:p text:style-name="P88"><text:span text:style-name="Strong_20_Emphasis">Regular Backups</text:span>: Implement automated backup strategies to regularly backup critical data.</text:p>
        </text:list-item>
        <text:list-item>
          <text:p text:style-name="P87"><text:span text:style-name="Strong_20_Emphasis">Disaster Recovery Plan</text:span>: Develop a disaster recovery plan to ensure business continuity in case of system failures.</text:p>
        </text:list-item>
      </text:list>
      <text:p text:style-name="Horizontal_20_Line"/>
      <text:p text:style-name="Text_20_body"/>
      <text:h text:style-name="Heading_20_3" text:outline-level="3">7. Security</text:h>
      <text:list xml:id="list1942788150" text:style-name="L19">
        <text:list-item>
          <text:p text:style-name="P36">Role-based access control to ensure data privacy and security.</text:p>
        </text:list-item>
        <text:list-item>
          <text:p text:style-name="P36">Secure data transmission using HTTPS.</text:p>
        </text:list-item>
        <text:list-item>
          <text:p text:style-name="P35">Regular backups and data recovery plans.</text:p>
        </text:list-item>
      </text:list>
      <text:h text:style-name="Heading_20_3" text:outline-level="3">8. Deployment</text:h>
      <text:list xml:id="list526577636" text:style-name="L20">
        <text:list-item>
          <text:p text:style-name="P38">Deploy the system on a cloud platform such as AWS or Azure for scalability and reliability.</text:p>
        </text:list-item>
        <text:list-item>
          <text:p text:style-name="P37">Ensure high availability and load balancing.</text:p>
        </text:list-item>
      </text:list>
      <text:h text:style-name="Heading_20_3" text:outline-level="3">9. Maintenance and Support</text:h>
      <text:list xml:id="list3492065427" text:style-name="L21">
        <text:list-item>
          <text:p text:style-name="P40">Regular updates and patches.</text:p>
        </text:list-item>
        <text:list-item>
          <text:p text:style-name="P40">24/7 support for critical issues.</text:p>
        </text:list-item>
        <text:list-item>
          <text:p text:style-name="P39"><text:soft-page-break/>User training and documentation.</text:p>
        </text:list-item>
      </text:list>
      <text:p text:style-name="Horizontal_20_Line"/>
      <text:p text:style-name="Text_20_body"/>
      <text:h text:style-name="Heading_20_3" text:outline-level="3">2. System Overview (Extended)</text:h>
      <text:h text:style-name="Heading_20_4" text:outline-level="4">2.3. Additional Features</text:h>
      <text:list xml:id="list4147638506" text:style-name="L22">
        <text:list-item>
          <text:p text:style-name="P42"><text:span text:style-name="Strong_20_Emphasis">Telemedicine Integration</text:span>: Enable virtual consultations between doctors and patients.</text:p>
        </text:list-item>
        <text:list-item>
          <text:p text:style-name="P42"><text:span text:style-name="Strong_20_Emphasis">Electronic Prescription</text:span>: Allow doctors to issue electronic prescriptions directly to pharmacies.</text:p>
        </text:list-item>
        <text:list-item>
          <text:p text:style-name="P42"><text:span text:style-name="Strong_20_Emphasis">Health Analytics</text:span>: Provide health trend analysis and personalized health tips for patients.</text:p>
        </text:list-item>
        <text:list-item>
          <text:p text:style-name="P42"><text:span text:style-name="Strong_20_Emphasis">Automated Reminders</text:span>: Send automated reminders for appointments, medication refills, and follow-ups.</text:p>
        </text:list-item>
        <text:list-item>
          <text:p text:style-name="P42"><text:span text:style-name="Strong_20_Emphasis">Feedback System</text:span>: Collect patient feedback to improve services.</text:p>
        </text:list-item>
        <text:list-item>
          <text:p text:style-name="P42"><text:span text:style-name="Strong_20_Emphasis">Emergency Alerts</text:span>: Immediate alert system for emergencies within the clinic.</text:p>
        </text:list-item>
        <text:list-item>
          <text:p text:style-name="P41"><text:span text:style-name="Strong_20_Emphasis">Integration with Wearable Devices</text:span>: Sync data from wearable health devices to monitor patient vitals in real-time.</text:p>
        </text:list-item>
      </text:list>
      <text:h text:style-name="Heading_20_3" text:outline-level="3">3. Use Cases (Extended)</text:h>
      <text:h text:style-name="Heading_20_4" text:outline-level="4">3.7. Telemedicine Integration</text:h>
      <text:list xml:id="list3470007821" text:style-name="L23">
        <text:list-item>
          <text:p text:style-name="P44"><text:span text:style-name="Strong_20_Emphasis">Schedule Virtual Consultation</text:span>: Patients can schedule virtual consultations with doctors.</text:p>
        </text:list-item>
        <text:list-item>
          <text:p text:style-name="P44"><text:span text:style-name="Strong_20_Emphasis">Conduct Virtual Consultation</text:span>: Doctors and patients can conduct consultations via video call.</text:p>
        </text:list-item>
        <text:list-item>
          <text:p text:style-name="P43"><text:span text:style-name="Strong_20_Emphasis">Record Consultation</text:span>: Option to record the virtual consultation for future reference.</text:p>
        </text:list-item>
      </text:list>
      <text:h text:style-name="Heading_20_4" text:outline-level="4">3.8. Electronic Prescription</text:h>
      <text:list xml:id="list2473113750" text:style-name="L24">
        <text:list-item>
          <text:p text:style-name="P46"><text:span text:style-name="Strong_20_Emphasis">Issue Prescription</text:span>: Doctors can issue electronic prescriptions.</text:p>
        </text:list-item>
        <text:list-item>
          <text:p text:style-name="P46"><text:span text:style-name="Strong_20_Emphasis">Send Prescription to Pharmacy</text:span>: Prescriptions are sent directly to the patient's chosen pharmacy.</text:p>
        </text:list-item>
        <text:list-item>
          <text:p text:style-name="P45"><text:span text:style-name="Strong_20_Emphasis">View Prescription History</text:span>: Patients and doctors can view past prescriptions.</text:p>
        </text:list-item>
      </text:list>
      <text:h text:style-name="Heading_20_4" text:outline-level="4">3.9. Health Analytics</text:h>
      <text:list xml:id="list2388627985" text:style-name="L25">
        <text:list-item>
          <text:p text:style-name="P48"><text:span text:style-name="Strong_20_Emphasis">Generate Health Report</text:span>: Generate comprehensive health reports based on patient data.</text:p>
        </text:list-item>
        <text:list-item>
          <text:p text:style-name="P48"><text:span text:style-name="Strong_20_Emphasis">View Health Trends</text:span>: Patients can view trends and insights about their health.</text:p>
        </text:list-item>
        <text:list-item>
          <text:p text:style-name="P47"><text:span text:style-name="Strong_20_Emphasis">Receive Health Tips</text:span>: Personalized health tips based on the patient’s medical history and current health status.</text:p>
        </text:list-item>
      </text:list>
      <text:h text:style-name="Heading_20_4" text:outline-level="4">3.10. Automated Reminders</text:h>
      <text:list xml:id="list1534525130" text:style-name="L26">
        <text:list-item>
          <text:p text:style-name="P50"><text:span text:style-name="Strong_20_Emphasis">Send Appointment Reminder</text:span>: Automated reminders for upcoming appointments.</text:p>
        </text:list-item>
        <text:list-item>
          <text:p text:style-name="P50"><text:span text:style-name="Strong_20_Emphasis">Send Medication Reminder</text:span>: Reminders for medication refills and dosages.</text:p>
        </text:list-item>
        <text:list-item>
          <text:p text:style-name="P49"><text:span text:style-name="Strong_20_Emphasis">Send Follow-up Reminder</text:span>: Reminders for follow-up visits.</text:p>
        </text:list-item>
      </text:list>
      <text:h text:style-name="Heading_20_4" text:outline-level="4">3.11. Feedback System</text:h>
      <text:list xml:id="list1417419023" text:style-name="L27">
        <text:list-item>
          <text:p text:style-name="P52"><text:span text:style-name="Strong_20_Emphasis">Submit Feedback</text:span>: Patients can submit feedback after consultations and treatments.</text:p>
        </text:list-item>
        <text:list-item>
          <text:p text:style-name="P51"><text:soft-page-break/><text:span text:style-name="Strong_20_Emphasis">View Feedback</text:span>: Clinic management can view and analyze feedback to improve services.</text:p>
        </text:list-item>
      </text:list>
      <text:h text:style-name="Heading_20_4" text:outline-level="4">3.12. Emergency Alerts</text:h>
      <text:list xml:id="list291280799" text:style-name="L28">
        <text:list-item>
          <text:p text:style-name="P54"><text:span text:style-name="Strong_20_Emphasis">Trigger Alert</text:span>: Staff can trigger emergency alerts in critical situations.</text:p>
        </text:list-item>
        <text:list-item>
          <text:p text:style-name="P53"><text:span text:style-name="Strong_20_Emphasis">Notify Relevant Personnel</text:span>: Notify relevant personnel and departments immediately.</text:p>
        </text:list-item>
      </text:list>
      <text:h text:style-name="Heading_20_4" text:outline-level="4">3.13. Integration with Wearable Devices</text:h>
      <text:list xml:id="list1054982866" text:style-name="L29">
        <text:list-item>
          <text:p text:style-name="P56"><text:span text:style-name="Strong_20_Emphasis">Sync Wearable Data</text:span>: Sync data from wearable devices like fitness trackers and smartwatches.</text:p>
        </text:list-item>
        <text:list-item>
          <text:p text:style-name="P56"><text:span text:style-name="Strong_20_Emphasis">Monitor Vitals</text:span>: Continuous monitoring of vital signs like heart rate, blood pressure, and activity levels.</text:p>
        </text:list-item>
        <text:list-item>
          <text:p text:style-name="P55"><text:span text:style-name="Strong_20_Emphasis">Generate Alerts</text:span>: Alerts for any abnormal readings or critical health indicators.</text:p>
        </text:list-item>
      </text:list>
      <text:h text:style-name="Heading_20_3" text:outline-level="3">4. Class Diagram (Extended)</text:h>
      <text:p text:style-name="Preformatted_20_Text"/>
      <text:p text:style-name="P1"><text:span text:style-name="Source_20_Text">+--------------------+</text:span></text:p>
      <text:p text:style-name="P1"><text:span text:style-name="Source_20_Text">| <text:s/>VirtualConsultation |</text:span></text:p>
      <text:p text:style-name="P1"><text:span text:style-name="Source_20_Text">+--------------------+</text:span></text:p>
      <text:p text:style-name="P1"><text:span text:style-name="Source_20_Text">| -consultationID <text:s text:c="2"/>|</text:span></text:p>
      <text:p text:style-name="P1"><text:span text:style-name="Source_20_Text">| -patientID <text:s text:c="7"/>|</text:span></text:p>
      <text:p text:style-name="P1"><text:span text:style-name="Source_20_Text">| -doctorID <text:s text:c="8"/>|</text:span></text:p>
      <text:p text:style-name="P1"><text:span text:style-name="Source_20_Text">| -consultationDate |</text:span></text:p>
      <text:p text:style-name="P1"><text:span text:style-name="Source_20_Text">| -consultationTime |</text:span></text:p>
      <text:p text:style-name="P1"><text:span text:style-name="Source_20_Text">| -recording <text:s text:c="7"/>|</text:span></text:p>
      <text:p text:style-name="P1"><text:span text:style-name="Source_20_Text">+--------------------+</text:span></text:p>
      <text:p text:style-name="P1"><text:span text:style-name="Source_20_Text">| +scheduleConsultation()|</text:span></text:p>
      <text:p text:style-name="P1"><text:span text:style-name="Source_20_Text">| +conductConsultation() |</text:span></text:p>
      <text:p text:style-name="P1"><text:span text:style-name="Source_20_Text">| +recordConsultation() <text:s/>|</text:span></text:p>
      <text:p text:style-name="P1"><text:span text:style-name="Source_20_Text">+--------------------+</text:span></text:p>
      <text:p text:style-name="P1"/>
      <text:p text:style-name="P1"><text:span text:style-name="Source_20_Text">+---------------------+</text:span></text:p>
      <text:p text:style-name="P1"><text:span text:style-name="Source_20_Text">| <text:s/>ElectronicPrescription |</text:span></text:p>
      <text:p text:style-name="P1"><text:span text:style-name="Source_20_Text">+---------------------+</text:span></text:p>
      <text:p text:style-name="P1"><text:span text:style-name="Source_20_Text">| -prescriptionID <text:s text:c="3"/>|</text:span></text:p>
      <text:p text:style-name="P1"><text:span text:style-name="Source_20_Text">| -doctorID <text:s text:c="9"/>|</text:span></text:p>
      <text:p text:style-name="P1"><text:span text:style-name="Source_20_Text">| -patientID <text:s text:c="8"/>|</text:span></text:p>
      <text:p text:style-name="P1"><text:span text:style-name="Source_20_Text">| -pharmacyID <text:s text:c="7"/>|</text:span></text:p>
      <text:p text:style-name="P1"><text:span text:style-name="Source_20_Text">| -medicineDetails <text:s text:c="2"/>|</text:span></text:p>
      <text:p text:style-name="P1"><text:span text:style-name="Source_20_Text">| -issueDate <text:s text:c="8"/>|</text:span></text:p>
      <text:p text:style-name="P1"><text:span text:style-name="Source_20_Text">+---------------------+</text:span></text:p>
      <text:p text:style-name="P1"><text:span text:style-name="Source_20_Text">| +issuePrescription()|</text:span></text:p>
      <text:p text:style-name="P1"><text:span text:style-name="Source_20_Text">| +sendPrescription() |</text:span></text:p>
      <text:p text:style-name="P1"><text:span text:style-name="Source_20_Text">| +viewPrescriptionHistory()|</text:span></text:p>
      <text:p text:style-name="P1"><text:span text:style-name="Source_20_Text">+---------------------+</text:span></text:p>
      <text:p text:style-name="P1"/>
      <text:p text:style-name="P1"><text:span text:style-name="Source_20_Text">+-----------------+</text:span></text:p>
      <text:p text:style-name="P1"><text:span text:style-name="Source_20_Text">| <text:s/>HealthAnalytics |</text:span></text:p>
      <text:p text:style-name="P1"><text:span text:style-name="Source_20_Text">+-----------------+</text:span></text:p>
      <text:p text:style-name="P1"><text:span text:style-name="Source_20_Text">| -patientID <text:s text:c="5"/>|</text:span></text:p>
      <text:p text:style-name="P1"><text:span text:style-name="Source_20_Text">| -healthData <text:s text:c="4"/>|</text:span></text:p>
      <text:p text:style-name="P1"><text:span text:style-name="Source_20_Text">| -trendReport <text:s text:c="3"/>|</text:span></text:p>
      <text:p text:style-name="P1"><text:span text:style-name="Source_20_Text">| -healthTips <text:s text:c="4"/>|</text:span></text:p>
      <text:p text:style-name="P1"><text:span text:style-name="Source_20_Text">+-----------------+</text:span></text:p>
      <text:p text:style-name="P1"><text:span text:style-name="Source_20_Text">| +generateReport()|</text:span></text:p>
      <text:p text:style-name="P1"><text:span text:style-name="Source_20_Text">| +viewTrends() <text:s text:c="3"/>|</text:span></text:p>
      <text:p text:style-name="P1"><text:span text:style-name="Source_20_Text">| +receiveHealthTips()|</text:span></text:p>
      <text:p text:style-name="P1"><text:span text:style-name="Source_20_Text">+-----------------+</text:span></text:p>
      <text:p text:style-name="P1"/>
      <text:p text:style-name="P1"><text:soft-page-break/><text:span text:style-name="Source_20_Text">+-------------------+</text:span></text:p>
      <text:p text:style-name="P1"><text:span text:style-name="Source_20_Text">| <text:s/>AutomatedReminder |</text:span></text:p>
      <text:p text:style-name="P1"><text:span text:style-name="Source_20_Text">+-------------------+</text:span></text:p>
      <text:p text:style-name="P1"><text:span text:style-name="Source_20_Text">| -reminderID <text:s text:c="6"/>|</text:span></text:p>
      <text:p text:style-name="P1"><text:span text:style-name="Source_20_Text">| -patientID <text:s text:c="7"/>|</text:span></text:p>
      <text:p text:style-name="P1"><text:span text:style-name="Source_20_Text">| -reminderType <text:s text:c="4"/>|</text:span></text:p>
      <text:p text:style-name="P1"><text:span text:style-name="Source_20_Text">| -reminderMessage <text:s/>|</text:span></text:p>
      <text:p text:style-name="P1"><text:span text:style-name="Source_20_Text">| -reminderDate <text:s text:c="4"/>|</text:span></text:p>
      <text:p text:style-name="P1"><text:span text:style-name="Source_20_Text">+-------------------+</text:span></text:p>
      <text:p text:style-name="P1"><text:span text:style-name="Source_20_Text">| +sendAppointmentReminder()|</text:span></text:p>
      <text:p text:style-name="P1"><text:span text:style-name="Source_20_Text">| +sendMedicationReminder() |</text:span></text:p>
      <text:p text:style-name="P1"><text:span text:style-name="Source_20_Text">| +sendFollowUpReminder() <text:s text:c="2"/>|</text:span></text:p>
      <text:p text:style-name="P1"><text:span text:style-name="Source_20_Text">+-------------------+</text:span></text:p>
      <text:p text:style-name="P1"/>
      <text:p text:style-name="P1"><text:span text:style-name="Source_20_Text">+-----------------+</text:span></text:p>
      <text:p text:style-name="P1"><text:span text:style-name="Source_20_Text">| <text:s/>Feedback <text:s text:c="6"/>|</text:span></text:p>
      <text:p text:style-name="P1"><text:span text:style-name="Source_20_Text">+-----------------+</text:span></text:p>
      <text:p text:style-name="P1"><text:span text:style-name="Source_20_Text">| -feedbackID <text:s text:c="4"/>|</text:span></text:p>
      <text:p text:style-name="P1"><text:span text:style-name="Source_20_Text">| -patientID <text:s text:c="5"/>|</text:span></text:p>
      <text:p text:style-name="P1"><text:span text:style-name="Source_20_Text">| -staffID <text:s text:c="7"/>|</text:span></text:p>
      <text:p text:style-name="P1"><text:span text:style-name="Source_20_Text">| -comments <text:s text:c="6"/>|</text:span></text:p>
      <text:p text:style-name="P1"><text:span text:style-name="Source_20_Text">| -rating <text:s text:c="8"/>|</text:span></text:p>
      <text:p text:style-name="P1"><text:span text:style-name="Source_20_Text">+-----------------+</text:span></text:p>
      <text:p text:style-name="P1"><text:span text:style-name="Source_20_Text">| +submitFeedback()|</text:span></text:p>
      <text:p text:style-name="P1"><text:span text:style-name="Source_20_Text">| +viewFeedback() <text:s/>|</text:span></text:p>
      <text:p text:style-name="P1"><text:span text:style-name="Source_20_Text">+-----------------+</text:span></text:p>
      <text:p text:style-name="P1"/>
      <text:p text:style-name="P1"><text:span text:style-name="Source_20_Text">+----------------+</text:span></text:p>
      <text:p text:style-name="P1"><text:span text:style-name="Source_20_Text">| <text:s/>EmergencyAlert |</text:span></text:p>
      <text:p text:style-name="P1"><text:span text:style-name="Source_20_Text">+----------------+</text:span></text:p>
      <text:p text:style-name="P1"><text:span text:style-name="Source_20_Text">| -alertID <text:s text:c="6"/>|</text:span></text:p>
      <text:p text:style-name="P1"><text:span text:style-name="Source_20_Text">| -triggeredBy <text:s text:c="2"/>|</text:span></text:p>
      <text:p text:style-name="P1"><text:span text:style-name="Source_20_Text">| -alertTime <text:s text:c="4"/>|</text:span></text:p>
      <text:p text:style-name="P1"><text:span text:style-name="Source_20_Text">| -alertDetails <text:s/>|</text:span></text:p>
      <text:p text:style-name="P1"><text:span text:style-name="Source_20_Text">+----------------+</text:span></text:p>
      <text:p text:style-name="P1"><text:span text:style-name="Source_20_Text">| +triggerAlert() |</text:span></text:p>
      <text:p text:style-name="P1"><text:span text:style-name="Source_20_Text">| +notifyPersonnel()|</text:span></text:p>
      <text:p text:style-name="P1"><text:span text:style-name="Source_20_Text">+----------------+</text:span></text:p>
      <text:p text:style-name="P1"/>
      <text:p text:style-name="P1"><text:span text:style-name="Source_20_Text">+----------------------+</text:span></text:p>
      <text:p text:style-name="P1"><text:span text:style-name="Source_20_Text">| <text:s/>WearableDeviceIntegration |</text:span></text:p>
      <text:p text:style-name="P1"><text:span text:style-name="Source_20_Text">+----------------------+</text:span></text:p>
      <text:p text:style-name="P1"><text:span text:style-name="Source_20_Text">| -deviceID <text:s text:c="10"/>|</text:span></text:p>
      <text:p text:style-name="P1"><text:span text:style-name="Source_20_Text">| -patientID <text:s text:c="9"/>|</text:span></text:p>
      <text:p text:style-name="P1"><text:span text:style-name="Source_20_Text">| -deviceData <text:s text:c="8"/>|</text:span></text:p>
      <text:p text:style-name="P1"><text:span text:style-name="Source_20_Text">+----------------------+</text:span></text:p>
      <text:p text:style-name="P1"><text:span text:style-name="Source_20_Text">| +syncWearableData() <text:s/>|</text:span></text:p>
      <text:p text:style-name="P1"><text:span text:style-name="Source_20_Text">| +monitorVitals() <text:s text:c="4"/>|</text:span></text:p>
      <text:p text:style-name="P1"><text:span text:style-name="Source_20_Text">| +generateAlerts() <text:s text:c="3"/>|</text:span></text:p>
      <text:p text:style-name="P2"><text:span text:style-name="Source_20_Text">+----------------------+</text:span></text:p>
      <text:h text:style-name="Heading_20_3" text:outline-level="3">5. Database Design (Extended)</text:h>
      <text:h text:style-name="Heading_20_4" text:outline-level="4">5.2. Additional Tables</text:h>
      <text:h text:style-name="Heading_20_5" text:outline-level="5">5.2.1. VirtualConsultation Table</text:h>
      <text:list xml:id="list3448455417" text:style-name="L30">
        <text:list-item>
          <text:p text:style-name="P58">consultationID (Primary Key)</text:p>
        </text:list-item>
        <text:list-item>
          <text:p text:style-name="P58">patientID (Foreign Key)</text:p>
        </text:list-item>
        <text:list-item>
          <text:p text:style-name="P58">doctorID (Foreign Key)</text:p>
        </text:list-item>
        <text:list-item>
          <text:p text:style-name="P58">consultationDate</text:p>
        </text:list-item>
        <text:list-item>
          <text:p text:style-name="P58"><text:soft-page-break/>consultationTime</text:p>
        </text:list-item>
        <text:list-item>
          <text:p text:style-name="P57">recording</text:p>
        </text:list-item>
      </text:list>
      <text:h text:style-name="Heading_20_5" text:outline-level="5">5.2.2. ElectronicPrescription Table</text:h>
      <text:list xml:id="list779016402" text:style-name="L31">
        <text:list-item>
          <text:p text:style-name="P60">prescriptionID (Primary Key)</text:p>
        </text:list-item>
        <text:list-item>
          <text:p text:style-name="P60">doctorID (Foreign Key)</text:p>
        </text:list-item>
        <text:list-item>
          <text:p text:style-name="P60">patientID (Foreign Key)</text:p>
        </text:list-item>
        <text:list-item>
          <text:p text:style-name="P60">pharmacyID (Foreign Key)</text:p>
        </text:list-item>
        <text:list-item>
          <text:p text:style-name="P60">medicineDetails</text:p>
        </text:list-item>
        <text:list-item>
          <text:p text:style-name="P59">issueDate</text:p>
        </text:list-item>
      </text:list>
      <text:h text:style-name="Heading_20_5" text:outline-level="5">5.2.3. HealthAnalytics Table</text:h>
      <text:list xml:id="list3815660093" text:style-name="L32">
        <text:list-item>
          <text:p text:style-name="P62">patientID (Primary Key)</text:p>
        </text:list-item>
        <text:list-item>
          <text:p text:style-name="P62">healthData</text:p>
        </text:list-item>
        <text:list-item>
          <text:p text:style-name="P62">trendReport</text:p>
        </text:list-item>
        <text:list-item>
          <text:p text:style-name="P61">healthTips</text:p>
        </text:list-item>
      </text:list>
      <text:h text:style-name="Heading_20_5" text:outline-level="5">5.2.4. AutomatedReminder Table</text:h>
      <text:list xml:id="list2966583360" text:style-name="L33">
        <text:list-item>
          <text:p text:style-name="P64">reminderID (Primary Key)</text:p>
        </text:list-item>
        <text:list-item>
          <text:p text:style-name="P64">patientID (Foreign Key)</text:p>
        </text:list-item>
        <text:list-item>
          <text:p text:style-name="P64">reminderType</text:p>
        </text:list-item>
        <text:list-item>
          <text:p text:style-name="P64">reminderMessage</text:p>
        </text:list-item>
        <text:list-item>
          <text:p text:style-name="P63">reminderDate</text:p>
        </text:list-item>
      </text:list>
      <text:h text:style-name="Heading_20_5" text:outline-level="5">5.2.5. Feedback Table</text:h>
      <text:list xml:id="list2920361675" text:style-name="L34">
        <text:list-item>
          <text:p text:style-name="P66">feedbackID (Primary Key)</text:p>
        </text:list-item>
        <text:list-item>
          <text:p text:style-name="P66">patientID (Foreign Key)</text:p>
        </text:list-item>
        <text:list-item>
          <text:p text:style-name="P66">staffID (Foreign Key)</text:p>
        </text:list-item>
        <text:list-item>
          <text:p text:style-name="P66">comments</text:p>
        </text:list-item>
        <text:list-item>
          <text:p text:style-name="P65">rating</text:p>
        </text:list-item>
      </text:list>
      <text:h text:style-name="Heading_20_5" text:outline-level="5">5.2.6. EmergencyAlert Table</text:h>
      <text:list xml:id="list492372021" text:style-name="L35">
        <text:list-item>
          <text:p text:style-name="P68">alertID (Primary Key)</text:p>
        </text:list-item>
        <text:list-item>
          <text:p text:style-name="P68">triggeredBy</text:p>
        </text:list-item>
        <text:list-item>
          <text:p text:style-name="P68">alertTimeClinic Management System Specification Document</text:p>
        </text:list-item>
        <text:list-item>
          <text:p text:style-name="P68">1. Introductio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9T09:51:30.898648477</meta:creation-date>
    <dc:date>2024-06-29T16:26:01.761687471</dc:date>
    <meta:editing-duration>PT1H38M41S</meta:editing-duration>
    <meta:editing-cycles>1</meta:editing-cycles>
    <meta:document-statistic meta:table-count="0" meta:image-count="0" meta:object-count="0" meta:page-count="10" meta:paragraph-count="376" meta:word-count="2042" meta:character-count="14566" meta:non-whitespace-character-count="12741"/>
    <meta:generator>LibreOffice/7.3.7.2$Linux_X86_64 LibreOffice_project/30$Build-2</meta:generator>
  </office:meta>
</office:document-meta>
</file>